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3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3"><text:text-input text:description="&lt;formatLang(line.printed_price_net)&gt;">9.999,50</text:text-input></text:p>
          </table:table-cell>
          <table:table-cell table:style-name="Table1.A3" office:value-type="string">
            <text:p text:style-name="P31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3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8"><text:text-input text:description="&lt;formatLang(line.printed_price_unit)&gt;">9.999,50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5"><text:text-input text:description="&lt;formatLang(line.printed_price_unit and line.printed_price_unit/(1-line.list_discount/100.0) or 0.0)&gt;">9.999,50</text:text-input></text:p>
            <text:p text:style-name="P24"><text:text-input text:description="&lt;/if&gt;">End if</text:text-input></text:p>
          </table:table-cell>
          <table:table-cell table:style-name="Table1.E3" office:value-type="float" office:value="0">
            <text:p text:style-name="P38"><text:text-input text:description="&lt;if test=&quot;not keys.get('print_list_price_and_total_discount')&quot;&gt;">If</text:text-input></text:p>
            <text:p text:style-name="P26"><text:text-input text:description="&lt;formatLang(line.discount)&gt;">10,5%</text:text-input></text:p>
            <text:p text:style-name="P25"><text:text-input text:description="&lt;/if&gt;">End if</text:text-input></text:p>
            <text:p text:style-name="P22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13.121640968</dc:date>
    <meta:editing-duration>P1DT20H50M44S</meta:editing-duration>
    <meta:editing-cycles>359</meta:editing-cycles>
    <meta:generator>LibreOffice/5.1.4.2$Linux_X86_64 LibreOffice_project/10m0$Build-2</meta:generator>
    <meta:document-statistic meta:table-count="6" meta:image-count="0" meta:object-count="0" meta:page-count="1" meta:paragraph-count="96" meta:word-count="418" meta:character-count="1985" meta:non-whitespace-character-count="1884"/>
  </office:meta>
</office:document-meta>
</file>